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ro1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mage Warp</text:p>
          </table:table-cell>
          <table:covered-table-cell/>
          <table:table-cell table:style-name="ce2" office:value-type="string" calcext:value-type="string" table:number-columns-spanned="2" table:number-rows-spanned="1">
            <text:p>Median Filter(3)</text:p>
          </table:table-cell>
          <table:covered-table-cell/>
          <table:table-cell table:style-name="ce2" office:value-type="string" calcext:value-type="string" table:number-columns-spanned="2" table:number-rows-spanned="1">
            <text:p>Median Filter(7)</text:p>
          </table:table-cell>
          <table:covered-table-cell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Parall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50*324</text:p>
          </table:table-cell>
          <table:table-cell office:value-type="float" office:value="145800" calcext:value-type="float">
            <text:p>145800</text:p>
          </table:table-cell>
          <table:table-cell office:value-type="float" office:value="0.046492" calcext:value-type="float">
            <text:p>0.046492</text:p>
          </table:table-cell>
          <table:table-cell office:value-type="float" office:value="0.029687" calcext:value-type="float">
            <text:p>0.029687</text:p>
          </table:table-cell>
          <table:table-cell office:value-type="float" office:value="1.447362" calcext:value-type="float">
            <text:p>1.447362</text:p>
          </table:table-cell>
          <table:table-cell office:value-type="float" office:value="0.611424" calcext:value-type="float">
            <text:p>0.611424</text:p>
          </table:table-cell>
          <table:table-cell office:value-type="float" office:value="9.038873" calcext:value-type="float">
            <text:p>9.038873</text:p>
          </table:table-cell>
          <table:table-cell office:value-type="float" office:value="3.683261" calcext:value-type="float">
            <text:p>3.683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2*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9767" calcext:value-type="float">
            <text:p>0.09767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2.887727" calcext:value-type="float">
            <text:p>2.887727</text:p>
          </table:table-cell>
          <table:table-cell office:value-type="float" office:value="1.173137" calcext:value-type="float">
            <text:p>1.173137</text:p>
          </table:table-cell>
          <table:table-cell office:value-type="float" office:value="16.854124" calcext:value-type="float">
            <text:p>16.854124</text:p>
          </table:table-cell>
          <table:table-cell office:value-type="float" office:value="6.800341" calcext:value-type="float">
            <text:p>6.800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24*10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45597" calcext:value-type="float">
            <text:p>0.245597</text:p>
          </table:table-cell>
          <table:table-cell office:value-type="float" office:value="0.105534" calcext:value-type="float">
            <text:p>0.105534</text:p>
          </table:table-cell>
          <table:table-cell office:value-type="float" office:value="7.594698" calcext:value-type="float">
            <text:p>7.594698</text:p>
          </table:table-cell>
          <table:table-cell office:value-type="float" office:value="3.377772" calcext:value-type="float">
            <text:p>3.377772</text:p>
          </table:table-cell>
          <table:table-cell office:value-type="float" office:value="46.131288" calcext:value-type="float">
            <text:p>46.131288</text:p>
          </table:table-cell>
          <table:table-cell office:value-type="float" office:value="19.948637" calcext:value-type="float">
            <text:p>19.9486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19*1001</text:p>
          </table:table-cell>
          <table:table-cell office:value-type="float" office:value="1420419" calcext:value-type="float">
            <text:p>1420419</text:p>
          </table:table-cell>
          <table:table-cell office:value-type="float" office:value="0.30385" calcext:value-type="float">
            <text:p>0.30385</text:p>
          </table:table-cell>
          <table:table-cell office:value-type="float" office:value="0.140695" calcext:value-type="float">
            <text:p>0.140695</text:p>
          </table:table-cell>
          <table:table-cell office:value-type="float" office:value="12.707331" calcext:value-type="float">
            <text:p>12.707331</text:p>
          </table:table-cell>
          <table:table-cell office:value-type="float" office:value="5.369596" calcext:value-type="float">
            <text:p>5.369596</text:p>
          </table:table-cell>
          <table:table-cell office:value-type="float" office:value="74.298847" calcext:value-type="float">
            <text:p>74.298847</text:p>
          </table:table-cell>
          <table:table-cell office:value-type="float" office:value="31.301129" calcext:value-type="float">
            <text:p>31.301129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7:56:12.891475111</meta:creation-date>
    <dc:date>2015-02-18T18:58:28.389170018</dc:date>
    <meta:editing-duration>PT1M23S</meta:editing-duration>
    <meta:editing-cycles>1</meta:editing-cycles>
    <meta:document-statistic meta:table-count="1" meta:cell-count="42" meta:object-count="0"/>
    <meta:generator>LibreOffice/4.3.3.2$Linux_X86_64 LibreOffice_project/430m0$Build-2</meta:generator>
  </office:meta>
</office:document-meta>
</file>